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draw:textarea-horizontal-align="left" draw:textarea-vertical-align="middle" fo:min-height="11.93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2cm"/>
    </style:style>
    <style:style style:name="P1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elix Grezes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 presentation:user-transformed="true">
          <draw:text-box>
            <text:p>Reproducibility</text:p>
          </draw:text-box>
        </draw:frame>
        <draw:frame presentation:style-name="pr2" draw:text-style-name="P1" draw:layer="layout" svg:width="25.654cm" svg:height="12.182cm" svg:x="1.016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1cm" svg:height="3.507cm" svg:x="1.399cm" svg:y="0.837cm" presentation:class="title" presentation:placeholder="true" presentation:user-transformed="true">
          <draw:text-box/>
        </draw:frame>
        <draw:frame presentation:style-name="pr4" draw:layer="layout" svg:width="24.631cm" svg:height="13.119cm" svg:x="1.399cm" svg:y="4.91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fo:color="#e6e6ff" fo:font-family="Arial" style:font-style-name="Regular" style:font-family-generic="swiss" style:font-pitch="variable" fo:font-size="26pt" fo:font-weight="bold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6e6ff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e6e6ff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ff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8T15:02:16.94</meta:creation-date>
    <meta:generator>LibreOffice/3.6$Windows_x86 LibreOffice_project/2ef5aff-a6fb0ff-166bdff-cf087ad-0f1389</meta:generator>
    <dc:date>2013-04-22T19:05:51.41</dc:date>
    <meta:editing-duration>PT20H32M8S</meta:editing-duration>
    <meta:editing-cycles>52</meta:editing-cycles>
    <meta:document-statistic meta:object-count="29"/>
  </office:meta>
</office:document-meta>
</file>